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2" style:family="paragraph" style:parent-style-name="Text_20_body">
      <style:paragraph-properties fo:margin-left="0cm" fo:margin-right="0cm" fo:text-align="end" style:justify-single-word="false" fo:text-indent="0.499cm" style:auto-text-indent="false"/>
    </style:style>
    <style:style style:name="P93"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6"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4" style:family="paragraph" style:parent-style-name="Text_20_body">
      <style:paragraph-properties fo:text-align="center" style:justify-single-word="false"/>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4478110680996178020"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text:soft-page-break/></text:p>
      <text:p text:style-name="P80">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3"/>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1">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1"/>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3"/>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8"/>
      <text:p text:style-name="P48"><text:soft-page-break/>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text:soft-page-break/>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text:soft-page-break/></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3">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3">Аликорница подошла к нам и замерла в ожидании. Тяжкое чувство накрыло меня.</text:p>
      <text:p text:style-name="P53"/>
      <text:p text:style-name="P53">– Вижу! – наконец, нарушила молчание Пинки.</text:p>
      <text:p text:style-name="P53">Она оторвалась от подзорной трубы и указала вдаль.</text:p>
      <text:p text:style-name="P53"><text:soft-page-break/></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принялся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б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text:soft-page-break/></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53">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3">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text:p>
      <text:p text:style-name="P53">–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3"/>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39"><text:soft-page-break/></text:p>
      <text:p text:style-name="P56">…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6">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небо!!!</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3">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3"/>
      <text:p text:style-name="P53">О БОГИ!!!</text:p>
      <text:p text:style-name="P53"/>
      <text:p text:style-name="P53">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text:soft-page-break/></text:p>
      <text:p text:style-name="P53">– Ох, Селестия милосердная… Кракен… Этого не было в расчётах… – бормочет Твайлайт.</text:p>
      <text:p text:style-name="P53">Мы завороженно смотрим на хтоническое чудовище, подымающееся из тёмных вод.</text:p>
      <text:p text:style-name="P53"/>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3">Дэш что-то шепчет на ухо Луне, та кивает в согласии. Пегаска стрелой взмывает с колесницы.</text:p>
      <text:p text:style-name="P53"/>
      <text:p text:style-name="P53">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53">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3"/>
      <text:p text:style-name="P53">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53">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3">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3"><text:soft-page-break/></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3"><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53">Мы спускаемся в темноту древнего хода.</text:p>
      <text:p text:style-name="P53">Триста метров. Каких-то грёбанных триста метров!</text:p>
      <text:p text:style-name="P53"/>
      <text:p text:style-name="P53">…</text:p>
      <text:p text:style-name="P53"/>
      <text:p text:style-name="P53">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3"/>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53"/>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
      <text:p text:style-name="P53">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text:p>
      <text:p text:style-name="P34">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3"/>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встречал это раньше! Не помню только, где и когда.</text:p>
      <text:p text:style-name="P99"/>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 </text:span><text:span text:style-name="T1">Воскресенье. Понедельник.</text:span></text:h>
      <text:h text:style-name="P156" text:outline-level="3">Воскресенье</text:h>
      <text:p text:style-name="P48"/>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8"/>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Нельсон, старик, что ж ты? – пробормотал я.</text:p>
      <text:p text:style-name="P48"/>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8"/>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text:soft-page-break/></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text:p text:style-name="P57">– Что тут у нас? – заглянул мне через плечо Дискорд.</text:p>
      <text:p text:style-name="P57">Пять стрелок компаса указывали в пяти направлениях.</text:p>
      <text:p text:style-name="P57">–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1"/>
      <text:p text:style-name="P57">Стакан медленно собрался воедино и прыгнул обратно в руку Дискорду.</text:p>
      <text:p text:style-name="P57">–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как яблоками! Или вывернуть этот дурацкий мирок пару раз наизнанку! Кстати, он от этого только лучше стал бы.</text:p>
      <text:p text:style-name="P28"/>
      <text:p text:style-name="P58">***</text:p>
      <text:p text:style-name="P57"/>
      <text:p text:style-name="P36"><text:span text:style-name="T2">Вот дерьмо</text:span>! Это уже черезчур! Мне даже материться не хотелось.</text:p>
      <text:p text:style-name="P36"/>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text:p text:style-name="P36">– Ты уверен, что она тут? – безнадёжно переспросил я.</text:p>
      <text:p text:style-name="P36">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48"/>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
      <text:p text:style-name="P1"><text:span text:style-name="T30">– </text:span><text:span text:style-name="T30">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53"/>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text:soft-page-break/>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text:soft-page-break/></text:p>
      <text:p text:style-name="P1">– Ну что?</text:p>
      <text:p text:style-name="P1"/>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5"/>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text:p text:style-name="P65">– Я отлучусь на пару деньков… Не скучайте тут без меня. Ждите дома. Вернусь с Сахарной Ваткой в обнимку — верь мне! Бу-га-га!</text:p>
      <text:p text:style-name="P65"/>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span text:style-name="T1">га</text:span><text:span text:style-name="T1">!!!</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5"><text:soft-page-break/>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 </text:span><text:span text:style-name="T1">Вторник. Сред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text:soft-page-break/>–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3">Девушка слабо улыбнулась.</text:p>
      <text:p text:style-name="P114">– Я не сержусь… На Дискорда трудно не злиться… Он так себя ведёт, потому что его это… эмм… <text:s/>забавляет.</text:p>
      <text:p text:style-name="P3"/>
      <text:p text:style-name="P134">***</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text:soft-page-break/>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text:soft-page-break/>–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text:soft-page-break/>–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text:soft-page-break/>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text:soft-page-break/>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text:soft-page-break/>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text:soft-page-break/>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text:soft-page-break/>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1"/>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text:soft-page-break/>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text:soft-page-break/>–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4">–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oft-page-break/><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50">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4"/>
      <text:h text:style-name="P154" text:outline-level="2">2<text:span text:style-name="T1">9</text:span>. Отбытие</text:h>
      <text:p text:style-name="P118"/>
      <text:p text:style-name="P103"><text:span text:style-name="T11">– </text:span>Оп-па! – пробормотала Эпплджек. – Нежданчик!</text:p>
      <text:p text:style-name="P103">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text:soft-page-break/></text:p>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5"><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
      <text:p text:style-name="P125"><text:span text:style-name="T11">– Нет! Дискорд </text:span>— не убийца!!!</text:p>
      <text:p text:style-name="P125"><text:soft-page-break/>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0"/>
      <text:p text:style-name="P125">Или драконикус — гениальный актёр, или… ?</text:p>
      <text:p text:style-name="P125"/>
      <text:p text:style-name="P125">Я вернулся к драконикусу и уселся на стул напротив него.</text:p>
      <text:p text:style-name="P125"><text:span text:style-name="T11">– Р</text:span>ассказывай.</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
      <text:p text:style-name="P125">Я задумался. Драконикус, похоже, говорил искренне. Но кто тогда всё это время играл с нами, <text:span text:style-name="T26">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 На крышу, живо!!! Через окно на кухне! – зашипел Дискорд.</text:p>
      <text:p text:style-name="P128">– Что? – ступил я.</text:p>
      <text:p text:style-name="P125"><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8"/>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text:soft-page-break/>–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
      <text:p text:style-name="P125">Блё-о-о!</text:p>
      <text:p text:style-name="P125"/>
      <text:p text:style-name="P125">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5">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5"/>
      <text:p text:style-name="P125">Я задрал голову.</text:p>
      <text:p text:style-name="P125">О! Так уже легче! Надо мной всего лишь два этажа. Десять метров верёвки. Если не смотреть вниз, то…</text:p>
      <text:p text:style-name="P125"/>
      <text:p text:style-name="P127">«…<text:span text:style-name="T26">Будь храбр. Будь стоек. Будь силён. Что бы ни случилось, помни: Эквестрия с тобой. Эквестрия в тебе. Навсегда. И всегда…»</text:span></text:p>
      <text:p text:style-name="P129"/>
      <text:p text:style-name="P125">Я вытер ладони о штаны, ухватил канат и сделал шаг вперёд…</text:p>
      <text:p text:style-name="P125"/>
      <text:p text:style-name="P125">…</text:p>
      <text:p text:style-name="P125"/>
      <text:p text:style-name="P125">Святые яйца, Анон, ты действительно сделал ЭТО!</text:p>
      <text:p text:style-name="P125"/>
      <text:p text:style-name="P125">…</text:p>
      <text:p text:style-name="P125"/>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text:soft-page-break/>человек, она настолько плотно прилегала к парапету, что лезть по ней вверх не было решительно никакой возможности.</text:p>
      <text:p text:style-name="P125">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5">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5">К счастью, фермерша не разжала ног.</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
      <text:p text:style-name="P125">Бляблябляблябля!!! 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text:soft-page-break/>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5">Я чуть поднял глаза и уставился в кривую морду драконикуса.</text:p>
      <text:p text:style-name="P125">–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text:p>
      <text:p text:style-name="P125"/>
      <text:p text:style-name="P125">На длинной шее драконикуса разместились Эпплджек и Флаттершай. Я, для сохранения баланса, разместился ближе к хвосту.</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5"/>
      <text:p text:style-name="P125">…ограда края крыши промелькнула под нами…</text:p>
      <text:p text:style-name="P130"/>
      <text:p text:style-name="P125"><text:span text:style-name="T11">– …</text:span>собственно, держаться в воздухе дольше у меня не хватит магии.</text:p>
      <text:p text:style-name="P125"/>
      <text:p text:style-name="P125">Мы летели навстречу закату.</text:p>
      <text:p text:style-name="P125"/>
      <text:p text:style-name="P125">…</text:p>
      <text:p text:style-name="P125"/>
      <text:p text:style-name="P125">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text:soft-page-break/>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прижалась к шее Дискорда, отвернулась и закрыла глаза.</text:p>
      <text:p text:style-name="P125">– ВНИМАНИЕ!!! – заорал Дискорд, сложил крылья и влетел в коридор.</text:p>
      <text:p text:style-name="P125"/>
      <text:p text:style-name="P126">***</text:p>
      <text:p text:style-name="P125"/>
      <text:p text:style-name="P125">Бля!!!</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
      <text:p text:style-name="P136">ХА-ХА-ХА!</text:p>
      <text:p text:style-name="P136"/>
      <text:p text:style-name="P136">Прямо как сейчас. Как говорится, найди десять отличий.</text:p>
      <text:p text:style-name="P136">Вот только… Только Дэш была бы жива…</text:p>
      <text:p text:style-name="P140"><text:soft-page-break/>Я тяжело вздохнул.</text:p>
      <text:p text:style-name="P140"/>
      <text:p text:style-name="P140">…</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text:soft-page-break/>–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text:soft-page-break/>–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2">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6">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5">~~~</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lt;<text:span text:style-name="T23">Сел говорит, что сходит с ума без Анона и всё равно заберёт его к себе — и в Эпилоге, в комментарии — картинка сумасшедшей Селестии</text:span>&gt;</text:p>
      <text:p text:style-name="P109"><text:soft-page-break/>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7">Я молча протянул руку к носу аликорницы и попытался легонько сжать его. Рука прошла сквозь тело.</text:p>
      <text:p text:style-name="P117">–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4"/>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text:soft-page-break/></text:p>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text:soft-page-break/>Эпилог. Земля</text:h>
      <text:p text:style-name="P116"/>
      <text:p text:style-name="P123">Звон будильника чуть не проломил башку. Я открыл глаза. </text:p>
      <text:p text:style-name="P123"/>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
      <text:p text:style-name="P123"><text:span text:style-name="T1">Я нашарил ногами тапки и пошёл в ванную. Проходя мимо стола, зацепился взглядом за</text:span> эскиз <text:span text:style-name="T1">рисунка</text:span>.</text:p>
      <text:p text:style-name="P123"/>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1"/>
      <text:p text:style-name="P119">Для того, чтобы выдавить остатки пасты на щётку, пришлось затратить серьёзные усилия.</text:p>
      <text:p text:style-name="P119"/>
      <text:p text:style-name="P120">Ага, и купить туалетной бумаги. Иначе уже вечером придётся использовать рекламки, что кидают в почтовый ящик. А они, блин, глянцевые!</text:p>
      <text:p text:style-name="P120"/>
      <text:p text:style-name="P122">Мысли вернулись к фантазии.</text:p>
      <text:p text:style-name="P122"/>
      <text:p text:style-name="P120">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0"/>
      <text:p text:style-name="P119">Попытка притронуться щёткой к зубу вызвала ноющую боль. </text:p>
      <text:p text:style-name="P119"/>
      <text:p text:style-name="P12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1"/>
      <text:p text:style-name="P119">Доставая из стола ключи от машины, опять наткнулся взглядом на эскиз.</text:p>
      <text:p text:style-name="P119"/>
      <text:p text:style-name="P12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1">А вот, кстати… А почему бы и нет? Хорошее ведь название? И интригующее — сразу сесть за клавиатуру захотелось.</text:p>
      <text:p text:style-name="P121"/>
      <text:p text:style-name="P12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02-21T23:45:23.81</dc:date>
    <meta:editing-duration>P163DT20H27M6S</meta:editing-duration>
    <meta:editing-cycles>10457</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0" meta:paragraph-count="5030" meta:word-count="109842" meta:character-count="698458"/>
  </office:meta>
</office:document-meta>
</file>